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entury Gothic" svg:font-family="Century Gothic" style:font-family-generic="swiss" style:font-pitch="variable" svg:panose-1="2 11 5 2 2 2 2 2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Fuentedepárrafopredeter." style:family="text"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Después de pasar la pandemia por el covid-19, de pasarme de bar en<text:s/>bar,<text:s/>de restaurante en restaurante.</text:p>
      <text:p text:style-name="Normal">Pude darme cuenta que muchos locales<text:s/>tienen la posibilidad de tener una web de su sitio, pero a la vez muchos otros no tienen esa opción, así que estos<text:s/>optaron por la famosa carta QR que creo que la<text:s/>mayoría de<text:s/>personas sabemos a<text:s/>qué me<text:s/>refiero.<text:s/>Había<text:s/>muchos formatos desde la página de google My business(vamos, google lo tiene todo si sabemos buscarlo), pasando<text:s/>por alguna web<text:s/>gratuita que<text:s/>te permite editar tu carta gratis, alguna otra web por la que tienes disponible tu<text:s/>carta, pero<text:s/>tienes que<text:s/>pagar, también<text:s/>de<text:s/>códigos<text:s/>QR con link a las<text:s/>páginas<text:s/>de redes<text:s/>sociales y así también a las que te envían archivos que están en la nube<text:s/>bueno y<text:s/><text:span text:style-name="T2">algunas</text:span><text:s/>opciones<text:s/>más.<text:s/></text:p>
      <text:p text:style-name="Normal">Todas muy prácticas y validas al final de cuentas es para que nuestro negocio<text:s/>tenga y cumpla con la ley.<text:s/></text:p>
      <text:p text:style-name="Normal">Aloc_Raise inicia con una idea sencilla pero práctica, una<text:s/>web con<text:s/>los servicios indispensables de tu negocio de<text:s/>hostelería, como<text:s/>es la<text:s/>información de<text:s/>tu local, ubicación y<text:s/>principalmente en centrarnos en menú de tus productos para que puedan llegar a la mesa de tu<text:s/>negocio por medio del ya mencionado y famoso código QR.</text:p>
      <text:p text:style-name="Normal">Esperamos que sea de tu gusto.</text:p>
      <text:p text:style-name="Normal">Un saludo<text:s/></text:p>
      <text:p text:style-name="Normal">Damarys Córdova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entury Gothic" svg:font-family="Century Gothic" style:font-family-generic="swiss" style:font-pitch="variable" svg:panose-1="2 11 5 2 2 2 2 2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0833in" fo:line-height="110%" fo:background-color="transparent" style:tab-stop-distance="0.4916in"/>
      <style:text-properties style:font-name="Century Gothic" style:font-name-asian="Century Gothic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222in" fo:margin-bottom="0in" fo:line-height="100%"/>
      <style:text-properties style:font-name="Century Gothic" style:font-name-asian="Times New Roman" style:font-name-complex="Times New Roman" fo:color="#E80061" fo:font-size="16pt" style:font-size-asian="16pt" style:font-size-complex="16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0555in" fo:margin-bottom="0in" fo:line-height="100%"/>
      <style:text-properties style:font-name="Century Gothic" style:font-name-asian="Times New Roman" style:font-name-complex="Times New Roman" fo:color="#404040" fo:font-size="14pt" style:font-size-asian="14pt" style:font-size-complex="14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0277in" fo:margin-bottom="0in" fo:line-height="100%"/>
      <style:text-properties style:font-name="Century Gothic" style:font-name-asian="Times New Roman" style:font-name-complex="Times New Roman" fo:color="#666666" fo:font-size="12pt" style:font-size-asian="12pt" style:font-size-complex="12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Century Gothic" style:font-name-asian="Times New Roman" style:font-name-complex="Times New Roman" fo:font-size="11pt" style:font-size-asian="11pt" style:font-size-complex="11pt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277in" fo:margin-bottom="0in"/>
      <style:text-properties style:font-name="Century Gothic" style:font-name-asian="Times New Roman" style:font-name-complex="Times New Roman" fo:color="#666666" fo:font-size="11pt" style:font-size-asian="11pt" style:font-size-complex="11pt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="Century Gothic" style:font-name-asian="Times New Roman" style:font-name-complex="Times New Roman" fo:font-style="italic" style:font-style-asian="italic" style:font-style-complex="italic" fo:color="#666666" fo:font-size="10.5pt" style:font-size-asian="10.5pt" style:font-size-complex="10.5pt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="Century Gothic" style:font-name-asian="Times New Roman" style:font-name-complex="Times New Roman" fo:font-style="italic" style:font-style-asian="italic" style:font-style-complex="italic" fo:color="#9C0041" fo:font-size="10.5pt" style:font-size-asian="10.5pt" style:font-size-complex="10.5pt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top="0.0277in" fo:margin-bottom="0in"/>
      <style:text-properties style:font-name="Century Gothic" style:font-name-asian="Times New Roman" style:font-name-complex="Times New Roman" fo:font-weight="bold" style:font-weight-asian="bold" style:font-weight-complex="bold" fo:color="#666666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top="0.0277in" fo:margin-bottom="0in"/>
      <style:text-properties style:font-name="Century Gothic" style:font-name-asian="Times New Roman" style:font-name-complex="Times New Roman" fo:font-weight="bold" style:font-weight-asian="bold" style:font-weight-complex="bold" fo:font-style="italic" style:font-style-asian="italic" style:font-style-complex="italic" fo:color="#666666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entury Gothic" style:font-name-asian="Times New Roman" style:font-name-complex="Times New Roman" fo:color="#E80061" fo:font-size="16pt" style:font-size-asian="16pt" style:font-size-complex="16pt"/>
    </style:style>
    <style:style style:name="Título2Car" style:display-name="Título 2 Car" style:family="text" style:parent-style-name="Fuentedepárrafopredeter.">
      <style:text-properties style:font-name="Century Gothic" style:font-name-asian="Times New Roman" style:font-name-complex="Times New Roman" fo:color="#404040" fo:font-size="14pt" style:font-size-asian="14pt" style:font-size-complex="14pt"/>
    </style:style>
    <style:style style:name="Título3Car" style:display-name="Título 3 Car" style:family="text" style:parent-style-name="Fuentedepárrafopredeter.">
      <style:text-properties style:font-name="Century Gothic" style:font-name-asian="Times New Roman" style:font-name-complex="Times New Roman" fo:color="#666666" fo:font-size="12pt" style:font-size-asian="12pt" style:font-size-complex="12pt"/>
    </style:style>
    <style:style style:name="Título4Car" style:display-name="Título 4 Car" style:family="text" style:parent-style-name="Fuentedepárrafopredeter.">
      <style:text-properties style:font-name="Century Gothic" style:font-name-asian="Times New Roman" style:font-name-complex="Times New Roman" fo:font-size="11pt" style:font-size-asian="11pt" style:font-size-complex="11pt"/>
    </style:style>
    <style:style style:name="Título5Car" style:display-name="Título 5 Car" style:family="text" style:parent-style-name="Fuentedepárrafopredeter.">
      <style:text-properties style:font-name="Century Gothic" style:font-name-asian="Times New Roman" style:font-name-complex="Times New Roman" fo:color="#666666" fo:font-size="11pt" style:font-size-asian="11pt" style:font-size-complex="11pt"/>
    </style:style>
    <style:style style:name="Título6Car" style:display-name="Título 6 Car" style:family="text" style:parent-style-name="Fuentedepárrafopredeter.">
      <style:text-properties style:font-name="Century Gothic" style:font-name-asian="Times New Roman" style:font-name-complex="Times New Roman" fo:font-style="italic" style:font-style-asian="italic" style:font-style-complex="italic" fo:color="#666666" fo:font-size="10.5pt" style:font-size-asian="10.5pt" style:font-size-complex="10.5pt"/>
    </style:style>
    <style:style style:name="Título7Car" style:display-name="Título 7 Car" style:family="text" style:parent-style-name="Fuentedepárrafopredeter.">
      <style:text-properties style:font-name="Century Gothic" style:font-name-asian="Times New Roman" style:font-name-complex="Times New Roman" fo:font-style="italic" style:font-style-asian="italic" style:font-style-complex="italic" fo:color="#9C0041" fo:font-size="10.5pt" style:font-size-asian="10.5pt" style:font-size-complex="10.5pt"/>
    </style:style>
    <style:style style:name="Título8Car" style:display-name="Título 8 Car" style:family="text" style:parent-style-name="Fuentedepárrafopredeter.">
      <style:text-properties style:font-name="Century Gothic" style:font-name-asian="Times New Roman" style:font-name-complex="Times New Roman" fo:font-weight="bold" style:font-weight-asian="bold" style:font-weight-complex="bold" fo:color="#666666"/>
    </style:style>
    <style:style style:name="Título9Car" style:display-name="Título 9 Car" style:family="text" style:parent-style-name="Fuentedepárrafopredeter.">
      <style:text-properties style:font-name="Century Gothic" style:font-name-asian="Times New Roman" style:font-name-complex="Times New Roman" fo:font-weight="bold" style:font-weight-asian="bold" style:font-weight-complex="bold" fo:font-style="italic" style:font-style-asian="italic" style:font-style-complex="italic" fo:color="#666666"/>
    </style:style>
    <style:style style:name="Descripción" style:display-name="Descripción" style:family="paragraph" style:parent-style-name="Normal" style:next-style-name="Normal">
      <style:paragraph-properties fo:line-height="100%"/>
      <style:text-properties fo:font-weight="bold" style:font-weight-asian="bold" style:font-weight-complex="bold" fo:font-variant="small-caps" fo:color="#595959" fo:letter-spacing="0.0041in" fo:hyphenate="false"/>
    </style:style>
    <style:style style:name="Título" style:display-name="Título" style:family="paragraph" style:parent-style-name="Normal" style:next-style-name="Normal">
      <style:paragraph-properties fo:margin-bottom="0in" fo:line-height="100%"/>
      <style:text-properties style:font-name="Century Gothic" style:font-name-asian="Times New Roman" style:font-name-complex="Times New Roman" fo:color="#FF388C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entury Gothic" style:font-name-asian="Times New Roman" style:font-name-complex="Times New Roman" fo:color="#FF388C" fo:letter-spacing="-0.0069in" fo:font-size="28pt" style:font-size-asian="28pt" style:font-size-complex="28pt"/>
    </style:style>
    <style:style style:name="Subtítulo" style:display-name="Subtítulo" style:family="paragraph" style:parent-style-name="Normal" style:next-style-name="Normal">
      <style:paragraph-properties fo:line-height="100%"/>
      <style:text-properties style:font-name="Century Gothic" style:font-name-asian="Times New Roman" style:font-name-complex="Times New Roman" fo:font-size="12pt" style:font-size-asian="12pt" style:font-size-complex="12pt" fo:hyphenate="false"/>
    </style:style>
    <style:style style:name="SubtítuloCar" style:display-name="Subtítulo Car" style:family="text" style:parent-style-name="Fuentedepárrafopredeter.">
      <style:text-properties style:font-name="Century Gothic" style:font-name-asian="Times New Roman" style:font-name-complex="Times New Roman" fo:font-size="12pt" style:font-size-asian="12pt" style:font-size-complex="12pt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Énfasis" style:display-name="Énfasis" style:family="text" style:parent-style-name="Fuentedepárrafopredeter.">
      <style:text-properties fo:font-style="italic" style:font-style-asian="italic" style:font-style-complex="italic"/>
    </style:style>
    <style:style style:name="Sinespaciado" style:display-name="Sin espaciado" style:family="paragraph">
      <style:paragraph-properties fo:margin-bottom="0in" fo:line-height="100%"/>
      <style:text-properties fo:hyphenate="false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Cita" style:display-name="Cita" style:family="paragraph" style:parent-style-name="Normal" style:next-style-name="Normal">
      <style:paragraph-properties fo:margin-top="0.1111in" fo:margin-left="0.5in" fo:margin-right="0.5in">
        <style:tab-stops/>
      </style:paragraph-properties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Citadestacada" style:display-name="Cita destacada" style:family="paragraph" style:parent-style-name="Normal" style:next-style-name="Normal">
      <style:paragraph-properties fo:border-top="none" fo:border-left="0.0312in solid #FF388C" fo:border-bottom="none" fo:border-right="none" fo:padding-top="0in" fo:padding-left="0.1666in" fo:padding-bottom="0in" fo:padding-right="0in" style:shadow="none" fo:margin-top="0.0694in" fo:line-height="125%" fo:margin-left="0.85in" fo:margin-right="0.85in">
        <style:tab-stops/>
      </style:paragraph-properties>
      <style:text-properties style:font-name="Century Gothic" style:font-name-asian="Times New Roman" style:font-name-complex="Times New Roman" fo:color="#FF388C" fo:font-size="14pt" style:font-size-asian="14pt" style:font-size-complex="14pt" fo:hyphenate="false"/>
    </style:style>
    <style:style style:name="CitadestacadaCar" style:display-name="Cita destacada Car" style:family="text" style:parent-style-name="Fuentedepárrafopredeter.">
      <style:text-properties style:font-name="Century Gothic" style:font-name-asian="Times New Roman" style:font-name-complex="Times New Roman" fo:color="#FF388C" fo:font-size="14pt" style:font-size-asian="14pt" style:font-size-complex="14pt"/>
    </style:style>
    <style:style style:name="Énfasissutil" style:display-name="Énfasis sutil" style:family="text" style:parent-style-name="Fuentedepárrafopredeter.">
      <style:text-properties fo:font-style="italic" style:font-style-asian="italic" style:font-style-complex="italic" fo:color="#404040"/>
    </style:style>
    <style:style style:name="Énfasisintenso" style:display-name="Énfasis intenso" style:family="text" style:parent-style-name="Fuentedepárrafopredeter.">
      <style:text-properties fo:font-weight="bold" style:font-weight-asian="bold" style:font-weight-complex="bold" fo:font-style="italic" style:font-style-asian="italic" style:font-style-complex="italic"/>
    </style:style>
    <style:style style:name="Referenciasutil" style:display-name="Referencia sutil" style:family="text" style:parent-style-name="Fuentedepárrafopredeter.">
      <style:text-properties fo:font-variant="small-caps" fo:color="#404040" style:text-underline-type="single" style:text-underline-style="solid" style:text-underline-width="auto" style:text-underline-mode="continuous" style:text-underline-color="#7F7F7F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letter-spacing="0.0034in" style:text-underline-type="single" style:text-underline-style="solid" style:text-underline-width="auto" style:text-underline-mode="continuous"/>
    </style:style>
    <style:style style:name="Títulodellibro" style:display-name="Título del libro" style:family="text" style:parent-style-name="Fuentedepárrafopredeter.">
      <style:text-properties fo:font-weight="bold" style:font-weight-asian="bold" style:font-weight-complex="bold" fo:font-variant="small-caps"/>
    </style:style>
    <style:style style:name="TítuloTDC" style:display-name="Título TDC" style:family="paragraph" style:parent-style-name="Título1" style:next-style-name="Normal">
      <style:text-properties fo:hyphenate="false"/>
    </style:style>
    <style:style style:name="Ref.decomentario" style:display-name="Ref. de comentario" style:family="text" style:parent-style-name="Fuentedepárrafopredeter.">
      <style:text-properties fo:font-size="8pt" style:font-size-asian="8pt" style:font-size-complex="8pt"/>
    </style:style>
    <style:style style:name="Textocomentario" style:display-name="Texto comentario" style:family="paragraph" style:parent-style-name="Normal">
      <style:paragraph-properties fo:line-height="100%"/>
      <style:text-properties fo:hyphenate="false"/>
    </style:style>
    <style:style style:name="TextocomentarioCar" style:display-name="Texto comentario Car" style:family="text" style:parent-style-name="Fuentedepárrafopredeter."/>
    <style:style style:name="Asuntodelcomentario" style:display-name="Asunto del comentario" style:family="paragraph" style:parent-style-name="Textocomentario" style:next-style-name="Textocomentario">
      <style:text-properties fo:font-weight="bold" style:font-weight-asian="bold" style:font-weight-complex="bold" fo:hyphenate="false"/>
    </style:style>
    <style:style style:name="AsuntodelcomentarioCar" style:display-name="Asunto del comentario Car" style:family="text" style:parent-style-name="TextocomentarioCar">
      <style:text-properties fo:font-weight="bold" style:font-weight-asian="bold" style:font-weight-complex="bold"/>
    </style:style>
    <style:style style:name="Textodeglobo" style:display-name="Texto de globo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TextodegloboCar" style:display-name="Texto de globo Car" style:family="text" style:parent-style-name="Fuentedepárrafopredeter.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ff388c" draw:opacity="100%" draw:stroke="solid" svg:stroke-width="0.02778in" svg:stroke-color="#bc2665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L</meta:initial-creator>
    <dc:creator>JL</dc:creator>
    <meta:creation-date>2021-04-19T15:44:00Z</meta:creation-date>
    <dc:date>2021-04-19T16:31:00Z</dc:date>
    <meta:template xlink:href="Normal.dotm" xlink:type="simple"/>
    <meta:editing-cycles>1</meta:editing-cycles>
    <meta:editing-duration>PT2820S</meta:editing-duration>
    <meta:document-statistic meta:page-count="1" meta:paragraph-count="2" meta:word-count="192" meta:character-count="1249" meta:row-count="8" meta:non-whitespace-character-count="1059"/>
  </office:meta>
</office:document-meta>
</file>